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9b86"/>
    </style:style>
    <style:style style:name="P2" style:family="paragraph" style:parent-style-name="Standard">
      <style:text-properties officeooo:rsid="00199b86" officeooo:paragraph-rsid="00199b86"/>
    </style:style>
    <style:style style:name="P3" style:family="paragraph" style:parent-style-name="Standard">
      <style:text-properties fo:font-size="16pt" fo:font-weight="bold" officeooo:rsid="00199b86" officeooo:paragraph-rsid="00199b86" style:font-size-asian="16pt" style:font-weight-asian="bold" style:font-size-complex="16pt" style:font-weight-complex="bold"/>
    </style:style>
    <style:style style:name="P4" style:family="paragraph" style:parent-style-name="Standard">
      <style:text-properties fo:font-size="12pt" fo:font-weight="normal" officeooo:rsid="00199b86" officeooo:paragraph-rsid="00199b8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4pt" fo:font-weight="bold" officeooo:rsid="0019c004" officeooo:paragraph-rsid="0019c004"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fo:font-weight="normal" officeooo:rsid="0019c004" officeooo:paragraph-rsid="0019c00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19c004" officeooo:paragraph-rsid="0019c004"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b1a34" officeooo:paragraph-rsid="001b1a34"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b1a34" officeooo:paragraph-rsid="001b1a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4pt" fo:font-weight="bold" officeooo:rsid="001b3ecf" officeooo:paragraph-rsid="001b3ecf"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2pt" fo:font-weight="bold" officeooo:rsid="001b3ecf" officeooo:paragraph-rsid="001b3ec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b3ecf" officeooo:paragraph-rsid="001b3ec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6pt" fo:font-weight="bold" officeooo:rsid="001c5d43" officeooo:paragraph-rsid="001c5d43"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2pt" fo:font-weight="bold" officeooo:rsid="001c5d43" officeooo:paragraph-rsid="001c5d4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1c5d43" officeooo:paragraph-rsid="001c5d4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weight="bold" officeooo:paragraph-rsid="0020e5d4" style:font-weight-asian="bold" style:font-weight-complex="bold"/>
    </style:style>
    <style:style style:name="P17" style:family="paragraph" style:parent-style-name="Standard">
      <style:paragraph-properties fo:text-align="start" style:justify-single-word="false"/>
      <style:text-properties fo:font-weight="normal" officeooo:paragraph-rsid="0020e5d4" style:font-weight-asian="normal" style:font-weight-complex="normal"/>
    </style:style>
    <style:style style:name="P18" style:family="paragraph" style:parent-style-name="Standard">
      <style:paragraph-properties fo:text-align="start" style:justify-single-word="false"/>
      <style:text-properties fo:font-size="16pt" fo:font-weight="bold" officeooo:rsid="001f1b95" officeooo:paragraph-rsid="001f1b95" style:font-size-asian="14pt" style:font-weight-asian="bold" style:font-size-complex="16pt" style:font-weight-complex="bold"/>
    </style:style>
    <style:style style:name="P19" style:family="paragraph" style:parent-style-name="Standard">
      <style:paragraph-properties fo:text-align="start" style:justify-single-word="false"/>
      <style:text-properties fo:font-size="12pt" fo:font-weight="normal" officeooo:rsid="001f1b95" officeooo:paragraph-rsid="001f1b9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1f1b95" officeooo:paragraph-rsid="001f1b95"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normal" officeooo:rsid="001fc3b4" officeooo:paragraph-rsid="001fc3b4" style:font-size-asian="10.5pt" style:font-weight-asian="normal" style:font-size-complex="12pt" style:font-weight-complex="normal"/>
    </style:style>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2pt" officeooo:rsid="0020e5d4" style:font-size-asian="10.5pt" style:font-size-complex="12pt"/>
    </style:style>
    <style:style style:name="T5" style:family="text">
      <style:text-properties officeooo:rsid="0020e5d4"/>
    </style:style>
    <style:style style:name="T6" style:family="text">
      <style:text-properties officeooo:rsid="001fc3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is Kafka?</text:h>
      <text:p text:style-name="Text_20_body">Apache <text:span text:style-name="Strong_20_Emphasis">Kafka</text:span> is an <text:span text:style-name="Strong_20_Emphasis">event streaming platform</text:span> used for <text:span text:style-name="Strong_20_Emphasis">sending messages between systems</text:span> in a fast, reliable, scalable way.</text:p>
      <text:p text:style-name="P1"><text:span text:style-name="T1">A Kafka producer</text:span> is a client application that publishes (writes) data to Kafka topics. It's responsible for sending messages to Kafka brokers, which then distribute the data to the appropriate partitions within the topic. Producers use a client library to interact with the Kafka cluster, specifying configuration details like the bootstrap servers, serializers, and topic information.</text:p>
      <text:p text:style-name="P1"/>
      <text:p text:style-name="P2"><text:span text:style-name="T2">Kafka Consumer</text:span> is a go service that subscribes to a topic, listen for new message and process each messages(log it, store it, trigger sth…)</text:p>
      <text:p text:style-name="P2"/>
      <text:p text:style-name="P3">Key Concepts:-</text:p>
      <text:p text:style-name="P4"><text:span text:style-name="T2">1, Topics:</text:span>- kafka organizes data into topics which are like categories, feeds.</text:p>
      <text:p text:style-name="P4"><text:span text:style-name="T2">2, Partitions</text:span>:- each topic can be divided in to partitions, allowing for parallelism and scalability.</text:p>
      <text:p text:style-name="P4"><text:span text:style-name="T2">3, Producers:</text:span>- application that writes data in to kafka.</text:p>
      <text:p text:style-name="P4"><text:span text:style-name="T2">4, Consumers</text:span>:- applications that subscribe to topic and read data.</text:p>
      <text:p text:style-name="P4"><text:span text:style-name="T2">5, Brokers</text:span>:- kafka servers that manage topics, partitions and data storage.</text:p>
      <text:p text:style-name="P4"><text:span text:style-name="T2">6, Serialization</text:span>:- the process of converting objects into a byte stream for storage and transmission.</text:p>
      <text:p text:style-name="P4"/>
      <text:p text:style-name="P5">How kafka producers work</text:p>
      <text:p text:style-name="P6"><text:span text:style-name="T2">1, Configuration</text:span>:- the producer is configured with details like kafka broker address,…</text:p>
      <text:p text:style-name="P7">2,Record Creation:- </text:p>
      <text:p text:style-name="P6">producer creates producerRecord like topics, key, value, partitions and timestamp.</text:p>
      <text:p text:style-name="P7">3, Sending Message<text:span text:style-name="T3">:-</text:span></text:p>
      <text:p text:style-name="P6">producer send the producerReord to the kafka cluster.</text:p>
      <text:p text:style-name="P7">4, Partitioning:-</text:p>
      <text:p text:style-name="P6">the kafka brokers determines which partitions to send the message to based on the key</text:p>
      <text:p text:style-name="P8">5, Acknowledgment:-</text:p>
      <text:p text:style-name="P9">the producer can be configured with different acknowledgment levels to determine how the brokers should respond the message send.</text:p>
      <text:p text:style-name="P8">6, Serializing:-</text:p>
      <text:p text:style-name="P9">the producer uses serializes to convert key and values In to bytes arrays before sending them to broker.</text:p>
      <text:p text:style-name="P9"><text:span text:style-name="T2">7, Closing</text:span> :-</text:p>
      <text:p text:style-name="P9">the producer should be closed after use to release <text:s/>resources.</text:p>
      <text:p text:style-name="P9"/>
      <text:p text:style-name="P10">Consumer Key Funtions:-</text:p>
      <text:p text:style-name="P11">1, Reading <text:a xlink:type="simple" xlink:href="data:-" text:style-name="Internet_20_link" text:visited-style-name="Visited_20_Internet_20_Link">Data:-</text:a></text:p>
      <text:p text:style-name="P12">uses kafka consumer api to connect to a kafka cluster and read messages from subscribed topics.</text:p>
      <text:p text:style-name="P11">2, Processing <text:a xlink:type="simple" xlink:href="data:-" text:style-name="Internet_20_link" text:visited-style-name="Visited_20_Internet_20_Link">Data:-</text:a></text:p>
      <text:p text:style-name="P12">after reading messages, consumers can process the data which might involve transforming it, updating db,…</text:p>
      <text:p text:style-name="P11">3, Offset Management:-</text:p>
      <text:p text:style-name="P12">kafka consumers track their progress by maintaining offsets, which are pointers to the messages they have already processed. This allows them to resume consuming from where they left off if they disconnect or fail.</text:p>
      <text:p text:style-name="P11"><text:soft-page-break/>4, Customer Groups:-</text:p>
      <text:p text:style-name="P12">consumers can operate individually or as a group . In a consumer group, multiple consumers share the workload of reading from a topic.</text:p>
      <text:p text:style-name="P12"/>
      <text:p text:style-name="P13">How it Works-</text:p>
      <text:p text:style-name="P14">1, connectins:-</text:p>
      <text:p text:style-name="P15">consumers connect to kafka cluster by specifying a list of bootstrap server.</text:p>
      <text:p text:style-name="P14">2, Subscription:-</text:p>
      <text:p text:style-name="P15">they can subscribe to one or more topics. Or they can use regular expression to subscribe multiple topics.</text:p>
      <text:p text:style-name="P14">3, Polling:-</text:p>
      <text:p text:style-name="P15">they use poll() method to periodically request messages from the kafka brokers.</text:p>
      <text:p text:style-name="P15"/>
      <text:p text:style-name="P15"><text:span text:style-name="T2">4, Processing:-</text:span> </text:p>
      <text:p text:style-name="P15">when new messages are available, the consumer receives collection of customer record</text:p>
      <text:p text:style-name="P15"/>
      <text:p text:style-name="P14">5, Offset Commiting:-</text:p>
      <text:p text:style-name="P15">commit periodically to a special kafka topic called _condumer_offsets. This allows them to recover from failures and resume processing from the last committed offset.</text:p>
      <text:p text:style-name="P15"/>
      <text:p text:style-name="P14">Run this to see if Kafka is active:</text:p>
      <text:p text:style-name="P15">ps aux | grep kafka</text:p>
      <text:p text:style-name="P15"/>
      <text:p text:style-name="P16"><text:span text:style-name="T4">To start both </text:span>docker-compose.yml <text:span text:style-name="T5">and </text:span>docker-compose.kafka.yml <text:span text:style-name="T5">at once:</text:span></text:p>
      <text:p text:style-name="P17">docker-compose -f docker-compose.yml -f docker-compose.kafka.yml up -d</text:p>
      <text:p text:style-name="P15"/>
      <text:p text:style-name="P18">API Gateway:-</text:p>
      <text:p text:style-name="P19">api gateway acts as a single entry point in to a system. It sits between client and back end services, handling requests routing them to the right microservices and returning responses.</text:p>
      <text:p text:style-name="P19"/>
      <text:p text:style-name="P20">Functions:-</text:p>
      <text:p text:style-name="P19">1, centralized entry point:- keep the direct interaction between client and multiple microservices. They communicate with a single api gateway.</text:p>
      <text:p text:style-name="P19">2, request routing:- it directs incoming requests to the appropriate backend services based on defined rules.</text:p>
      <text:p text:style-name="P19">3, cross cutting concerns:- it handles tasks like authentication, authorization, rate limiting, catching…. Reduces complexity of microservices.</text:p>
      <text:p text:style-name="P19">4, <text:span text:style-name="T6">protocol translation: enables combining clients with one protocol and microservices with another protocol.</text:span></text:p>
      <text:p text:style-name="P21">5, security: protect backend services from unauthorized access.</text:p>
      <text:p text:style-name="P21">6, monitoring and analysi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9T19:11:01.934504244</meta:creation-date>
    <dc:date>2025-07-01T09:05:28.042724232</dc:date>
    <meta:editing-duration>PT11H5M</meta:editing-duration>
    <meta:editing-cycles>3</meta:editing-cycles>
    <meta:generator>LibreOffice/24.8.5.2$Linux_X86_64 LibreOffice_project/480$Build-2</meta:generator>
    <meta:document-statistic meta:table-count="0" meta:image-count="0" meta:object-count="0" meta:page-count="2" meta:paragraph-count="58" meta:word-count="622" meta:character-count="4132" meta:non-whitespace-character-count="3564"/>
  </office:meta>
</office:document-meta>
</file>